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Table_20_Contents">
      <style:text-properties officeooo:rsid="00c6df19" officeooo:paragraph-rsid="00c6df19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49b970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c777a7" officeooo:paragraph-rsid="00c777a7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color="#000000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7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3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5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7"><text:text-input text:description="&lt;formatLang(line.discount)&gt;">10,5%</text:text-input></text:p>
          </table:table-cell>
          <table:table-cell table:style-name="Table1.A3" office:value-type="string">
            <text:p text:style-name="P23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c6df19" officeooo:paragraph-rsid="00c6df19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c777a7" officeooo:paragraph-rsid="00c777a7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3"/>
              <text:p text:style-name="MP24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7"/>
              <text:p text:style-name="MP26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8"/>
              <text:p text:style-name="MP29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  <text:p text:style-name="MP30"><text:span text:style-name="MT18">Obra: </text:span><text:span text:style-name="MT18"><text:placeholder text:placeholder-type="text">&lt;o.work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1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2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3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4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 </text:span><text:span text:style-name="MT38"><text:placeholder text:placeholder-type="text">&lt;/if&gt;</text:placeholder></text:span></text:p>
              <text:p text:style-name="MP35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6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7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8">P. Lista</text:p>
            </table:table-cell>
            <table:table-cell table:style-name="Tabla2.D1" office:value-type="string">
              <text:p text:style-name="MP39">%<text:span text:style-name="MT52">Bon.</text:span></text:p>
            </table:table-cell>
            <table:table-cell table:style-name="Tabla2.E1" office:value-type="string">
              <text:p text:style-name="MP38">P. Neto</text:p>
            </table:table-cell>
            <table:table-cell table:style-name="Tabla2.F1" office:value-type="string">
              <text:p text:style-name="MP38">Cantidad</text:p>
            </table:table-cell>
            <table:table-cell table:style-name="Tabla2.G1" office:value-type="string">
              <text:p text:style-name="MP38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1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2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4">IMPUESTOS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6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7"><text:text-input text:description="&lt;if test=&quot;o.vat_discriminated&quot;&gt;">If vat discriminated</text:text-input></text:p>
              <text:p text:style-name="MP48">Impuestos</text:p>
              <text:p text:style-name="MP49"><text:text-input text:description="&lt;/if&gt;">Ennd if</text:text-input></text:p>
            </table:table-cell>
            <table:table-cell table:style-name="Tabla6.D4" office:value-type="string">
              <text:p text:style-name="MP50"/>
            </table:table-cell>
            <table:table-cell table:style-name="Tabla6.E3" office:value-type="string">
              <text:p text:style-name="MP51"/>
            </table:table-cell>
            <table:table-cell table:style-name="Tabla6.F3" office:value-type="string">
              <text:p text:style-name="MP52"><text:text-input text:description="&lt;if test=&quot;o.vat_discriminated&quot;&gt;">If vat discriminated</text:text-input></text:p>
              <text:p text:style-name="MP53"><text:text-input text:description="&lt;formatLang(o.report_amount_tax)&gt;">99.999,99</text:text-input></text:p>
              <text:p text:style-name="MP54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2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43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17T23:21:00.941916946</dc:date>
    <meta:editing-duration>P2DT14M48S</meta:editing-duration>
    <meta:editing-cycles>411</meta:editing-cycles>
    <meta:generator>LibreOffice/5.1.6.2$Linux_X86_64 LibreOffice_project/10m0$Build-2</meta:generator>
    <meta:document-statistic meta:table-count="6" meta:image-count="0" meta:object-count="0" meta:page-count="1" meta:paragraph-count="76" meta:word-count="312" meta:character-count="1813" meta:non-whitespace-character-count="1725"/>
  </office:meta>
</office:document-meta>
</file>